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ucida Console" svg:font-family="'Lucida Consol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ucida Console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ucida Console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ucida Console" fo:font-family="'Lucida Console'" style:font-pitch="fixed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ucida Console" fo:font-family="'Lucida Console'" style:font-pitch="fixed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ucida Console" fo:font-family="'Lucida Console'" style:font-pitch="fixed"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8T14:23:05.554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1.2$Windows_X86_64 LibreOffice_project/4d224e95b98b138af42a64d84056446d09082932</meta:generator>
  </office:meta>
</office:document-meta>
</file>